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248eb9" officeooo:paragraph-rsid="00248eb9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5790c" officeooo:paragraph-rsid="0025790c" style:font-weight-asian="normal" style:font-weight-complex="normal"/>
    </style:style>
    <style:style style:name="P7" style:family="paragraph" style:parent-style-name="Standard">
      <style:text-properties fo:color="#0066cc" fo:font-weight="normal" officeooo:rsid="0025790c" officeooo:paragraph-rsid="0025790c" style:font-weight-asian="normal" style:font-weight-complex="normal"/>
    </style:style>
    <style:style style:name="P8" style:family="paragraph" style:parent-style-name="Standard">
      <style:text-properties fo:color="#000000" fo:font-weight="bold" officeooo:rsid="0025790c" officeooo:paragraph-rsid="0025790c" style:font-weight-asian="bold" style:font-weight-complex="bold"/>
    </style:style>
    <style:style style:name="T1" style:family="text">
      <style:text-properties officeooo:rsid="00248eb9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officeooo:rsid="00267364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3333" fo:font-weight="normal" style:font-weight-asian="normal" style:font-weight-complex="normal"/>
    </style:style>
    <style:style style:name="T6" style:family="text">
      <style:text-properties fo:color="#ff3333" style:text-position="0% 100%" style:text-underline-style="none" fo:font-weight="normal" style:font-weight-asian="normal" style:font-weight-complex="normal"/>
    </style:style>
    <style:style style:name="T7" style:family="text">
      <style:text-properties style:text-position="sub 58%" fo:font-weight="normal" officeooo:rsid="00267364" style:font-weight-asian="normal" style:font-weight-complex="normal"/>
    </style:style>
    <style:style style:name="T8" style:family="text">
      <style:text-properties style:text-position="sub 58%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position="sub 58%" fo:font-style="italic" fo:font-weight="normal" officeooo:rsid="00267364" style:font-style-asian="italic" style:font-weight-asian="normal" style:font-style-complex="italic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normal" officeooo:rsid="00267364" style:font-weight-asian="normal" style:font-weight-complex="normal"/>
    </style:style>
    <style:style style:name="T12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position="0% 100%" style:text-underline-style="none" fo:font-weight="normal" style:font-weight-asian="normal" style:font-weight-complex="normal"/>
    </style:style>
    <style:style style:name="T14" style:family="text">
      <style:text-properties style:text-position="0% 100%" fo:font-style="italic" fo:font-weight="normal" officeooo:rsid="00267364" style:font-style-asian="italic" style:font-weight-asian="normal" style:font-style-complex="italic" style:font-weight-complex="normal"/>
    </style:style>
    <style:style style:name="T15" style:family="text">
      <style:text-properties style:text-position="0% 100%" fo:font-style="normal" fo:font-weight="normal" officeooo:rsid="00267364" style:font-style-asian="normal" style:font-weight-asian="normal" style:font-style-complex="normal" style:font-weight-complex="normal"/>
    </style:style>
    <style:style style:name="T16" style:family="text">
      <style:text-properties style:text-position="super 58%" fo:font-weight="normal" officeooo:rsid="00267364" style:font-weight-asian="normal" style:font-weight-complex="normal"/>
    </style:style>
    <style:style style:name="T17" style:family="text">
      <style:text-properties style:text-position="super 58%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position="super 58%" style:text-underline-style="none" fo:font-weight="normal" style:font-weight-asian="normal" style:font-weight-complex="normal"/>
    </style:style>
    <style:style style:name="T19" style:family="text">
      <style:text-properties style:text-position="super 58%" fo:font-style="italic" fo:font-weight="normal" officeooo:rsid="0026736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67364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3</text:span>L<text:span text:style-name="T1">3</text:span> Notes</text:p>
      <text:p text:style-name="P1"/>
      <text:p text:style-name="P2">Objectives:</text:p>
      <text:list xml:id="list6564506999190834547" text:style-name="L1">
        <text:list-item>
          <text:p text:style-name="P5">State Hess's law of heat summation and describe how it is used in chemistry.</text:p>
        </text:list-item>
        <text:list-item>
          <text:p text:style-name="P5">Solve for enthalpy changes by using Hess's law or standard heats of formation.</text:p>
        </text:list-item>
      </text:list>
      <text:p text:style-name="P2"/>
      <text:p text:style-name="P2">Key Concepts:</text:p>
      <text:list xml:id="list4354289750134176929" text:style-name="L2">
        <text:list-item>
          <text:p text:style-name="P6">What are two ways that you can determine the heat of reaction when it cannot be directly measured?</text:p>
        </text:list-item>
      </text:list>
      <text:p text:style-name="P7"/>
      <text:p text:style-name="P7"/>
      <text:p text:style-name="P8">Hess's Law of Heat Summation</text:p>
      <text:p text:style-name="P8"/>
      <text:p text:style-name="P8"><text:tab/><text:span text:style-name="T2">Hess's law of heat summation</text:span><text:span text:style-name="T4"> states that if you add two or more thermochemical equations to <text:tab/></text:span></text:p>
      <text:p text:style-name="P8"><text:span text:style-name="T4"><text:tab/>give a final equation, then you can also ad the heats of reation to give the final heat of reaction.</text:span></text:p>
      <text:p text:style-name="P8"/>
      <text:p text:style-name="P8"><text:tab/><text:span text:style-name="T5">Hess's law allows you to determine the heat of reaction indirectly.</text:span></text:p>
      <text:p text:style-name="P8"/>
      <text:p text:style-name="P8">..</text:p>
      <text:p text:style-name="P8"/>
      <text:p text:style-name="P8">Standard Heat of Formation</text:p>
      <text:p text:style-name="P8"/>
      <text:p text:style-name="P8"><text:tab/><text:span text:style-name="T2">The standard heat of formation (delta H</text:span><text:span text:style-name="T8">f</text:span><text:span text:style-name="T17">0</text:span><text:span text:style-name="T12">)</text:span><text:span text:style-name="T13"> of a compound is the change in enthalpy that <text:tab/>accompanies the formation of one mole of a compound from its elements with all substances in <text:tab/>their standard states at 25</text:span><text:span text:style-name="T18">o</text:span><text:span text:style-name="T13">C.</text:span></text:p>
      <text:p text:style-name="P8"><text:span text:style-name="T13"/></text:p>
      <text:p text:style-name="P8"><text:span text:style-name="T13"><text:tab/></text:span><text:span text:style-name="T6">For a reaction that occurs at standard conditions, you can calculate the heat of reaction by using <text:tab/>standard heats of formation.</text:span></text:p>
      <text:p text:style-name="P8"/>
      <text:p text:style-name="P8"><text:tab/><text:span text:style-name="T3">delta </text:span><text:span text:style-name="T20">H</text:span><text:span text:style-name="T19">0</text:span><text:span text:style-name="T11"> = delta </text:span><text:span text:style-name="T14">H</text:span><text:span text:style-name="T9">f</text:span><text:span text:style-name="T19">0</text:span><text:span text:style-name="T16"> </text:span><text:span text:style-name="T11">(products) – delta </text:span><text:span text:style-name="T14">H</text:span><text:span text:style-name="T9">f</text:span><text:span text:style-name="T19">0</text:span><text:span text:style-name="T14"> </text:span><text:span text:style-name="T15">(reactants)</text:span><text:span text:style-name="T11"> </text:span></text:p>
      <text:p text:style-name="P8"/>
      <text:p text:style-name="P8">.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4-04T12:01:46.043481393</dc:date>
    <meta:editing-duration>PT20H35M1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1" meta:paragraph-count="16" meta:word-count="178" meta:character-count="1010" meta:non-whitespace-character-count="838"/>
  </office:meta>
</office:document-meta>
</file>